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3.5102in"/>
    </style:style>
    <style:style style:name="co2" style:family="table-column">
      <style:table-column-properties fo:break-before="auto" style:column-width="0.5764in"/>
    </style:style>
    <style:style style:name="co3" style:family="table-column">
      <style:table-column-properties fo:break-before="auto" style:column-width="1.2299in"/>
    </style:style>
    <style:style style:name="co6" style:family="table-column">
      <style:table-column-properties fo:break-before="auto" style:column-width="0.8902in"/>
    </style:style>
    <style:style style:name="co7" style:family="table-column">
      <style:table-column-properties fo:break-before="auto" style:column-width="3.64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rmal" table:style-name="ta1">
        <table:table-column table:style-name="co7" table:default-cell-style-name="Default"/>
        <table:table-column table:style-name="co2" table:default-cell-style-name="ce2"/>
        <table:table-column table:style-name="co3" table:default-cell-style-name="ce2"/>
        <table:table-column table:style-name="co8" table:default-cell-style-name="ce2"/>
        <table:table-row table:style-name="ro1">
          <table:table-cell table:style-name="ce2" office:value-type="string" calcext:value-type="string">
            <text:p>TYPE/URL</text:p>
          </table:table-cell>
          <table:table-cell office:value-type="string" calcext:value-type="string">
            <text:p>Stored</text:p>
          </table:table-cell>
          <table:table-cell office:value-type="string" calcext:value-type="string">
            <text:p>POC Exploit Bin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https://tryhackme.com/room/adventofcyber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eginnerpathint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introtonetwork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furthernm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tutori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introtoresearc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tartingoutincyberse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adventofcyber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vulnversity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ttps://tryhackme.com/room/bl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owasptop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asicpentestingj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webfundamental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rpmetasplo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linuxfundamentalspart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whatisnetwork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kenob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googledork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openvp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ickleri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cpentest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linuxfundamentalspart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linuxfundamentalspart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entestingfundamental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mrrob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linuxprives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dnsindeta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introtol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rrootm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ol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encryptioncrypto1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rinciplesofsecurit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easyct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owaspjuicesho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hyd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attacktivedirecto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thefindcomm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owboyhack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ohsi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walkinganapplic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25daysofchristm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httpindeta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windowsfundamentals1xb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overpass2hack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wreat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urpsuitebasic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rackthehas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inclu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ontentdiscove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ufferoverflowpre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windowsfundamentals2x0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agentsudoct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rpnessusredu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overpa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malmalintroducto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mit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linuxstrengthtrai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lazyadm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windowsfundamentals3xz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pnetwork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rptmu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4ptur3th3fl4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ostexplo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qlinjectionl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dailybug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historyofmalw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wonder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assiverec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djang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linprives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tickets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igni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hell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tartu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ashscript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thecodcap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urpsuiterepea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la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tomgho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intern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relev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dogc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anonymo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tickets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metasploitint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learnowaspz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psplun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pvolatilit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o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atrege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liany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rooklynnineni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learncyberin25day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wgelct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tfcollectionvol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nmap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vulnerabilities1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rpwebscan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qlila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windows10prives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investigatingwindow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activerec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yearoftherabb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ya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yborgt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hillha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introtox86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rute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h4ck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linuxprivescare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wifihacking1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gamingserv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earchlightosi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anth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hocolatefacto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oilerctf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ryptographyfordumm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udovulnsbypa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redteamrec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hackermethodolog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linuxagenc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rainp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ret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ultratech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linuxbackdoor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lo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torforbeginner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archang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lfibasic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iohaza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hod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reverselfil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injec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our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windowsprivescare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easypeasyct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olddboxeas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csteg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webosi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openv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t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rpsublist3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0da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toolboxvi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rppsemp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hishingemails1tryo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aku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gettingstart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githappe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udovulnssamed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overpass3host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hackerno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geolocatingimag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hackerofthehi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gatekeep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ythonbasic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linuxmodul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mustacchi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juicydetail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overlayf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watch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maggrot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marketpla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yearofthejellyfis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wnk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ffu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dvw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madne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teamc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rustsc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rinterhacking1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allinonemj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javascriptbasic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ninjaskill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reverseengine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asicmalware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udovulnsbo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luepri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me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kib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jackofalltrad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adby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windowsforensics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vulnnetintern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reakoutthecage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ommonattack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malresearch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okem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iotint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lookinggla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atl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tokyoghoul6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yot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howtousetryhackm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linuxserverforensic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cradare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2carn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2carn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win64assembl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sychobrea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ro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attackerk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tsh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autopsy2ze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thegreatescap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o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webappsec1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androidhacking1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olk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eakhi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dnsmanipul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hishingemails2rytmu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ve2021417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sidesgtanonfor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cghid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onvertmyvide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atpictur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learnsst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glitc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rackthehashlevel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rfirmw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sidesgtthomps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ouc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i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tonythetig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introtopwntool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hishinghiddeney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tmuxremu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hipfla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vulnnet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bsidesgtda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re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mindgam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ctfcollectionvol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jpgch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nosqlinjectiontutor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bsidesgtlibr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jokerct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ad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vulnnetroas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flas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nahamst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somes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cybercraf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cmsp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introductiontohoneyp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hask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wekor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wordpresscve202129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bookstore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emp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intropocscrip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vulnnetn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n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batt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linuxfunctionhook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ru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linuxfunctionhook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magic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classicpassw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cicada3301vol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theserverfrom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ze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yearofthed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sust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bypassdisable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sqlm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owaspmutillid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memoryforen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je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investigatingwindows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mastermindsx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ja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wil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dejav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jupyter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foren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madeyescast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jacobthebo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theimpossiblechalle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sq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attackingics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btredlinejoxr3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sweettoothi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infer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borderl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throwb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kothfoodct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revilc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cooctusadven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lockd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reve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physicalsecurityint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har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webg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gitandcrumpe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labyrinth8ll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debu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cyberweek2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anonymousplaygr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androidmalwareana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yearofthep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inaryhe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metamorpho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bro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meltdownexplain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musicalste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bsidesgtdevelp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lunizzctf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enterp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mnemon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pythonplaygr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ghizerct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investigatingwindows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raz0rbl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unbakedp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cct20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quidgame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en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enterpriz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unstabletw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yearoftheow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vulnnetdotp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m4tr1xexitden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thatsthetic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ura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dllhijack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nerdhe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contiransomwarehg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windowsreversingint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safez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lumberjackturt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vulnnet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containm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undiscovered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roc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vulnnetdotj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fusionc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redstoneonecar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davesb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reloa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break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superspam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dunklematerieptxc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kothhack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pylonz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stuxct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ret2li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cherrybloss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misguidedgho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toc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theblobb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jvmreverseengine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kuberneteschalltdi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forbusinessreas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wwbudd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palsforlif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crocccre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haml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carpediem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adventuretim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hronic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sp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iso2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pyramidofpain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a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frankandher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ina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racetrackb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ctfonepiece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attackingics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motunu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coldvva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these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lottedem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ironc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hc0nchristmasct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enviz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sha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dearq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gamebuz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tryhackme.com/room/redteamfundamental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ruteforceher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gallery6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lottedtm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adcertificatetemplat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insekub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flatli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hackinghadoo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jrsecanalystintroux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ohmywe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introtoc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item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asswordsecurity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tryhackme.com/room/sno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dirtypip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introdigitalforensic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arat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ypassingua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0x41haz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pring4sh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olli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idseva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techsupp0rt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wazuhc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lottedlm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introtooffensivesecurit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introwebapplicationsecurit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layer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wn1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defensivesecurit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kap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rintnightmarehpzqlp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kubernetesforyoul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areersincyb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ve2022269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digdu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ibliote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introductiontodevsecop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yberher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frankandherbytryaga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reaching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mrphish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adenume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easurf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islandorchest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anni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ve2022261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wiresharkthebasic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ommitt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ecuresdl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introtoa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quoti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follinamsd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agen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olympusro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hackervshack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onfidenti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winadbasic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3dr0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defensivesecurityhq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windowsap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intermediatenm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vulnnetendgam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takedow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orrid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diamondmodelrmuwwg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12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remium" table:style-name="ta1">
        <table:table-column table:style-name="co5" table:default-cell-style-name="Default"/>
        <table:table-column table:style-name="co2" table:default-cell-style-name="ce2"/>
        <table:table-column table:style-name="co3" table:default-cell-style-name="ce2"/>
        <table:table-column table:style-name="co6" table:default-cell-style-name="Default"/>
        <table:table-row table:style-name="ro1">
          <table:table-cell table:style-name="ce2" office:value-type="string" calcext:value-type="string">
            <text:p>TYPE/URL</text:p>
          </table:table-cell>
          <table:table-cell office:value-type="string" calcext:value-type="string">
            <text:p>Stored</text:p>
          </table:table-cell>
          <table:table-cell office:value-type="string" calcext:value-type="string">
            <text:p>POC Exploit Bin</text:p>
          </table:table-cell>
          <table:table-cell/>
        </table:table-row>
        <table:table-row table:style-name="ro1">
          <table:table-cell office:value-type="string" calcext:value-type="string">
            <text:p>https://tryhackme.com/room/networkservic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networkservices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rpburpsui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teelmounta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ommonlinuxprives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introtoshell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activedirectorybasic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johntheripper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uploadvul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hashingcrypto1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osimodelz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wiresh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extendingyournetwo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intro2window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gamezo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acketsfram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alfr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uttingitalltogeth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authenticationbypa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kyn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hackp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howwebsiteswo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attackingkerber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kal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id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lf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toolsr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xssg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srfq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filein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ubdomainenume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twindowsinternal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authentica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urpsuiteintru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avenger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xx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x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exploitingavulnerabilityv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owersh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netsecchallen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oscommandinjec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nmap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zthobscurewebvul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nmap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urpsuite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sr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vulnerabilitycapsto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zer0log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metasploitexploit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nmap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rotocolsandserver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meterpre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plunk1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rainstor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ythonforcybersecurit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rotocolsandservers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urpsuiteexten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l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introtoisa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winprives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hololiv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tsysinternalss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ysm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qlibasic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hishingy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zthweb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r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malstrin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windowseventlo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tautopsye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malremnuxv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webenumerationv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dockerrode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cript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heartble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ja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plunk2gcd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iosforensic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niscloudessential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owershellforpentester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weaponiz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hishingemails3tryo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jurassicp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asswordattack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redteamthreatint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ine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of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hardeningbasicspart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or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eritsecurus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osqueryf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nislinuxo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ebo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hishingemails5fgjlzx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keldagri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windowsba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hishingemails4gkx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thelayofthe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graphq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hardeningbasicspart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ersisten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s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ra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opse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allsignspoint2pwn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tempusfugitduri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temp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nonamect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plunk3z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osir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redteamfirewall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windowsforensics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redteamengagemen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redteamnetse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windowsinternal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operatingsystemsecurit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runtimedetectioneva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nortchallenges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nappingis13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abusingwindowsinternal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plunk2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thehiveprojec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nortchallenges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livingoffthe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mis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intromalwareanalys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intronetworksecurit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andboxeva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securityoperatio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networkmi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linuxforensic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monitoringeva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windowsprivesc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zeekb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zeekbroexercis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wiresharkpacketoperatio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ettubru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threatinteltool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lateralmovementandpivot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exploiting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windowslocalpersisten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persisting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velociraptorh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enumerationp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bri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dataxexfi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obfuscationprincipl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avevasionshellco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cyberkillchainzm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ryhackme.com/room/microsoftwindowsharde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42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0T20:54:34.588949245</meta:creation-date>
    <dc:date>2022-10-04T06:22:03.203056521</dc:date>
    <meta:editing-duration>PT12H10M33S</meta:editing-duration>
    <meta:editing-cycles>192</meta:editing-cycles>
    <meta:generator>LibreOffice/7.3.6.2$Linux_X86_64 LibreOffice_project/30$Build-2</meta:generator>
    <meta:document-statistic meta:table-count="2" meta:cell-count="1063" meta:object-count="0"/>
  </office:meta>
</office:document-meta>
</file>